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d7fb" officeooo:paragraph-rsid="0001d7fb"/>
    </style:style>
    <style:style style:name="P2" style:family="paragraph" style:parent-style-name="Standard">
      <style:paragraph-properties fo:text-align="center" style:justify-single-word="false"/>
      <style:text-properties fo:font-size="40pt" officeooo:rsid="0001d7fb" officeooo:paragraph-rsid="0001d7fb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officeooo:rsid="0003068e" officeooo:paragraph-rsid="0001d7fb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1d7fb" officeooo:paragraph-rsid="0001d7fb"/>
    </style:style>
    <style:style style:name="P5" style:family="paragraph" style:parent-style-name="Text_20_body">
      <style:text-properties officeooo:rsid="0001d7fb" officeooo:paragraph-rsid="0001d7fb"/>
    </style:style>
    <style:style style:name="P6" style:family="paragraph" style:parent-style-name="Text_20_body">
      <style:paragraph-properties fo:break-before="page"/>
      <style:text-properties officeooo:rsid="0001d7fb" officeooo:paragraph-rsid="0001d7fb"/>
    </style:style>
    <style:style style:name="P7" style:family="paragraph" style:parent-style-name="Title">
      <style:text-properties officeooo:rsid="0004a18a" officeooo:paragraph-rsid="0004a18a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3">
      <style:text-properties officeooo:rsid="0003068e" officeooo:paragraph-rsid="0003068e"/>
    </style:style>
    <style:style style:name="T1" style:family="text">
      <style:text-properties officeooo:rsid="000306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Title">KirjoitusBotti3000</text:p>
      <text:p text:style-name="P7">Toteutus</text:p>
      <text:p text:style-name="P2"/>
      <text:p text:style-name="Subtitle">Hossein Bahmanpour</text:p>
      <text:p text:style-name="P3"/>
      <text:p text:style-name="P5"/>
      <text:p text:style-name="P6"/>
      <text:p text:style-name="P5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2:47:06.791705591</meta:creation-date>
    <dc:date>2017-12-22T13:04:59.245247254</dc:date>
    <meta:editing-duration>PT7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3" meta:word-count="4" meta:character-count="44" meta:non-whitespace-character-count="43"/>
  </office:meta>
</office:document-meta>
</file>